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"frontend"</text:p>
      <text:p text:style-name="Standard">repo_org: "git@bitbucket.org:DelhiveryTech"</text:p>
      <text:p text:style-name="Standard">user_name: "ubuntu"</text:p>
      <text:p text:style-name="Standard">project_dir: "delhivery"</text:p>
      <text:p text:style-name="Standard">lm_project: "odx-lm-ng-dashboard"</text:p>
      <text:p text:style-name="Standard">s3_bucket: "delhivery-prod-artifact"</text:p>
      <text:p text:style-name="Standard">devops_dir: "/opt/infra-{{ PROJECT }}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46:20.337598330</meta:creation-date>
    <dc:date>2019-02-13T17:46:40.197732716</dc:date>
    <meta:editing-duration>PT20S</meta:editing-duration>
    <meta:editing-cycles>1</meta:editing-cycles>
    <meta:document-statistic meta:table-count="0" meta:image-count="0" meta:object-count="0" meta:page-count="1" meta:paragraph-count="7" meta:word-count="16" meta:character-count="212" meta:non-whitespace-character-count="203"/>
    <meta:generator>LibreOffice/6.0.7.3$Linux_X86_64 LibreOffice_project/00m0$Build-3</meta:generator>
  </office:meta>
</office:document-meta>
</file>